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M3:.O3])" office:value-type="float" office:value="0.898148148148148" calcext:value-type="float">
            <text:p>0.8981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R3:.AD3])*0.15" office:value-type="float" office:value="0.894166666666667" calcext:value-type="float">
            <text:p>0.8941666667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M4:.O4])" office:value-type="float" office:value="0.856481481481482" calcext:value-type="float">
            <text:p>0.856481481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R4:.AD4])*0.15" office:value-type="float" office:value="0.795833333333333" calcext:value-type="float">
            <text:p>0.7958333333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M5:.O5])" office:value-type="float" office:value="0.796296296296296" calcext:value-type="float">
            <text:p>0.7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R5:.AD5])*0.15" office:value-type="float" office:value="0.847083333333333" calcext:value-type="float">
            <text:p>0.8470833333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6:.O6])" office:value-type="float" office:value="0.898148148148148" calcext:value-type="float">
            <text:p>0.8981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R6:.AD6])*0.15" office:value-type="float" office:value="0.902583333333333" calcext:value-type="float">
            <text:p>0.9025833333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7:.O7])" office:value-type="float" office:value="0.87037037037037" calcext:value-type="float">
            <text:p>0.870370370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R7:.AD7])*0.15" office:value-type="float" office:value="0.867736666666667" calcext:value-type="float">
            <text:p>0.8677366667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AVERAGE([.M8:.O8])" office:value-type="float" office:value="0.814814814814815" calcext:value-type="float">
            <text:p>0.814814814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R8:.AD8])*0.15" office:value-type="float" office:value="0.842846666666667" calcext:value-type="float">
            <text:p>0.8428466667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9:.O9])" office:value-type="float" office:value="0.935185185185185" calcext:value-type="float">
            <text:p>0.935185185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R9:.AD9])*0.15" office:value-type="float" office:value="0.897" calcext:value-type="float">
            <text:p>0.897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M10:.O10])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R10:.AD10])*0.15" office:value-type="float" office:value="0.819903333333333" calcext:value-type="float">
            <text:p>0.8199033333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M11:.O11])" office:value-type="float" office:value="0.962962962962963" calcext:value-type="float">
            <text:p>0.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R11:.AD11])*0.15" office:value-type="float" office:value="0.890986666666667" calcext:value-type="float">
            <text:p>0.8909866667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office:value-type="float" office:value="1" calcext:value-type="float">
            <text:p>1</text:p>
          </table:table-cell>
          <table:table-cell table:formula="of:=AVERAGE([.M12:.O12])" office:value-type="float" office:value="0.733796296296296" calcext:value-type="float">
            <text:p>0.7337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R12:.AD12])*0.15" office:value-type="float" office:value="0.776195" calcext:value-type="float">
            <text:p>0.776195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M13:.O13])" office:value-type="float" office:value="0.87962962962963" calcext:value-type="float">
            <text:p>0.879629629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R13:.AD13])*0.15" office:value-type="float" office:value="0.888583333333333" calcext:value-type="float">
            <text:p>0.8885833333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4:.O14])" office:value-type="float" office:value="0.849537037037037" calcext:value-type="float">
            <text:p>0.84953703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R14:.AD14])*0.15" office:value-type="float" office:value="0.871291666666667" calcext:value-type="float">
            <text:p>0.8712916667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5:.O15])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R15:.AD15])*0.15" office:value-type="float" office:value="0.8305" calcext:value-type="float">
            <text:p>0.8305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6:.O16])" office:value-type="float" office:value="0.726851851851852" calcext:value-type="float">
            <text:p>0.726851851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R16:.AD16])*0.15" office:value-type="float" office:value="0.776013333333333" calcext:value-type="float">
            <text:p>0.776013333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7:.O17])" office:value-type="float" office:value="0.925925925925926" calcext:value-type="float">
            <text:p>0.925925925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R17:.AD17])*0.15" office:value-type="float" office:value="0.917736666666667" calcext:value-type="float">
            <text:p>0.9177366667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8:.O18])" office:value-type="float" office:value="0.840277777777778" calcext:value-type="float">
            <text:p>0.8402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R18:.AD18])*0.15" office:value-type="float" office:value="0.808875" calcext:value-type="float">
            <text:p>0.808875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M19:.O19])" office:value-type="float" office:value="0.835648148148148" calcext:value-type="float">
            <text:p>0.8356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R19:.AD19])*0.15" office:value-type="float" office:value="0.779778333333333" calcext:value-type="float">
            <text:p>0.7797783333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20:.O20])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R20:.AD20])*0.15" office:value-type="float" office:value="0.954333333333333" calcext:value-type="float">
            <text:p>0.9543333333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office:value-type="float" office:value="1" calcext:value-type="float">
            <text:p>1</text:p>
          </table:table-cell>
          <table:table-cell table:formula="of:=AVERAGE([.M21:.O21])" office:value-type="float" office:value="0.560185185185185" calcext:value-type="float">
            <text:p>0.560185185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R21:.AD21])*0.15" office:value-type="float" office:value="0.60875" calcext:value-type="float">
            <text:p>0.60875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M22:.O22])" office:value-type="float" office:value="0.791666666666667" calcext:value-type="float">
            <text:p>0.791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R22:.AD22])*0.15" office:value-type="float" office:value="0.76716664" calcext:value-type="float">
            <text:p>0.76716664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M23:.O23])" office:value-type="float" office:value="0.657407407407407" calcext:value-type="float">
            <text:p>0.657407407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R23:.AD23])*0.15" office:value-type="float" office:value="0.630833333333333" calcext:value-type="float">
            <text:p>0.6308333333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AVERAGE([.M24:.O24])" office:value-type="float" office:value="0.87037037037037" calcext:value-type="float">
            <text:p>0.870370370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R24:.AD24])*0.15" office:value-type="float" office:value="0.846513333333333" calcext:value-type="float">
            <text:p>0.8465133333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M25:.O25])" office:value-type="float" office:value="0.967592592592593" calcext:value-type="float">
            <text:p>0.967592592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R25:.AD25])*0.15" office:value-type="float" office:value="0.962416666666667" calcext:value-type="float">
            <text:p>0.9624166667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M26:.O26])" office:value-type="float" office:value="0.953703703703704" calcext:value-type="float">
            <text:p>0.953703703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R26:.AD26])*0.15" office:value-type="float" office:value="0.942660666666667" calcext:value-type="float">
            <text:p>0.9426606667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8:26:11.502149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9T18:28:19.891417251</dc:date>
    <meta:editing-duration>PT9H4M23S</meta:editing-duration>
    <meta:editing-cycles>92</meta:editing-cycles>
    <meta:generator>LibreOffice/5.1.6.2$Linux_X86_64 LibreOffice_project/10m0$Build-2</meta:generator>
    <meta:document-statistic meta:table-count="1" meta:cell-count="805" meta:object-count="0"/>
  </office:meta>
</office:document-meta>
</file>